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paragraph-rsid="0015b9c2"/>
    </style:style>
    <style:style style:name="P23" style:family="paragraph" style:parent-style-name="Text_20_body">
      <style:text-properties style:font-name="Liberation Sans" officeooo:rsid="002b069a" officeooo:paragraph-rsid="002b069a"/>
    </style:style>
    <style:style style:name="P24" style:family="paragraph" style:parent-style-name="Text_20_body">
      <style:text-properties style:font-name="Liberation Sans" officeooo:paragraph-rsid="002b069a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71a09" officeooo:paragraph-rsid="004d695f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fo:font-weight="bold" officeooo:rsid="004d695f" style:font-weight-asian="bold" style:font-weight-complex="bold"/>
    </style:style>
    <style:style style:name="T7" style:family="text">
      <style:text-properties officeooo:rsid="001131e6"/>
    </style:style>
    <style:style style:name="T8" style:family="text">
      <style:text-properties officeooo:rsid="0013cbe8"/>
    </style:style>
    <style:style style:name="T9" style:family="text">
      <style:text-properties officeooo:rsid="001596f6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5b9c2" fo:background-color="#ffffff" loext:char-shading-value="0"/>
    </style:style>
    <style:style style:name="T12" style:family="text">
      <style:text-properties fo:color="#000000" loext:opacity="100%" officeooo:rsid="002b069a" fo:background-color="#ffffff" loext:char-shading-value="0"/>
    </style:style>
    <style:style style:name="T13" style:family="text">
      <style:text-properties officeooo:rsid="0015b9c2"/>
    </style:style>
    <style:style style:name="T14" style:family="text">
      <style:text-properties officeooo:rsid="00171a09"/>
    </style:style>
    <style:style style:name="T15" style:family="text">
      <style:text-properties officeooo:rsid="0018d777"/>
    </style:style>
    <style:style style:name="T16" style:family="text">
      <style:text-properties officeooo:rsid="0019bf3d"/>
    </style:style>
    <style:style style:name="T17" style:family="text">
      <style:text-properties officeooo:rsid="001a104f"/>
    </style:style>
    <style:style style:name="T18" style:family="text">
      <style:text-properties officeooo:rsid="0023fcd4"/>
    </style:style>
    <style:style style:name="T19" style:family="text">
      <style:text-properties officeooo:rsid="00273c8c"/>
    </style:style>
    <style:style style:name="T20" style:family="text">
      <style:text-properties officeooo:rsid="00280d9b"/>
    </style:style>
    <style:style style:name="T21" style:family="text">
      <style:text-properties officeooo:rsid="00291910"/>
    </style:style>
    <style:style style:name="T22" style:family="text">
      <style:text-properties officeooo:rsid="002b069a"/>
    </style:style>
    <style:style style:name="T23" style:family="text">
      <style:text-properties officeooo:rsid="002b477a"/>
    </style:style>
    <style:style style:name="T24" style:family="text">
      <style:text-properties officeooo:rsid="002c7141"/>
    </style:style>
    <style:style style:name="T25" style:family="text">
      <style:text-properties officeooo:rsid="002dcc02"/>
    </style:style>
    <style:style style:name="T26" style:family="text">
      <style:text-properties officeooo:rsid="0031a0e9"/>
    </style:style>
    <style:style style:name="T27" style:family="text">
      <style:text-properties officeooo:rsid="003495b1"/>
    </style:style>
    <style:style style:name="T28" style:family="text">
      <style:text-properties officeooo:rsid="0035add9"/>
    </style:style>
    <style:style style:name="T29" style:family="text">
      <style:text-properties officeooo:rsid="0035e7ff"/>
    </style:style>
    <style:style style:name="T30" style:family="text">
      <style:text-properties officeooo:rsid="0038b4fa"/>
    </style:style>
    <style:style style:name="T31" style:family="text">
      <style:text-properties officeooo:rsid="000d6e79"/>
    </style:style>
    <style:style style:name="T32" style:family="text">
      <style:text-properties officeooo:rsid="0011179b"/>
    </style:style>
    <style:style style:name="T33" style:family="text">
      <style:text-properties officeooo:rsid="003cd5bc"/>
    </style:style>
    <style:style style:name="T34" style:family="text">
      <style:text-properties officeooo:rsid="003d4d6b"/>
    </style:style>
    <style:style style:name="T35" style:family="text">
      <style:text-properties officeooo:rsid="003ea738"/>
    </style:style>
    <style:style style:name="T36" style:family="text">
      <style:text-properties officeooo:rsid="0041a5dc"/>
    </style:style>
    <style:style style:name="T37" style:family="text">
      <style:text-properties officeooo:rsid="0012e560"/>
    </style:style>
    <style:style style:name="T38" style:family="text">
      <style:text-properties officeooo:rsid="0046288b"/>
    </style:style>
    <style:style style:name="T39" style:family="text">
      <style:text-properties officeooo:rsid="004cb564"/>
    </style:style>
    <style:style style:name="T40" style:family="text">
      <style:text-properties officeooo:rsid="004d6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6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3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31"> </text:span><text:span text:style-name="T32">but will only include any given file once. </text:span><text:span text:style-name="T34">W</text:span><text:span text:style-name="T32">ill produce an error message if the same file is included through both -i &amp; -f. </text:span><text:span text:style-name="T34">Implemented</text:span></text:p>
      <text:p text:style-name="P7">@include <text:span text:style-name="T23">(gawk extension) </text:span><text:span text:style-name="T36">implemented</text:span><text:span text:style-name="T33">.</text:span></text:p>
      <text:p text:style-name="P30">@namespace<text:span text:style-name="T1"> </text:span><text:span text:style-name="T23">(gawk extension). </text:span><text:span text:style-name="T35">I</text:span><text:span text:style-name="T33">mplemented</text:span><text:span text:style-name="T24">.</text:span></text:p>
      <text:p text:style-name="P31">@import (possible awkpy extension) Gawk allows ex<text:span text:style-name="T25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6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8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are fully implemented. Omitted action is planned, but medium <text:span text:style-name="T13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7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7">s implemented</text:span></text:p>
      <text:p text:style-name="P37"><text:span text:style-name="T5">print</text:span><text:span text:style-name="T4">f</text:span><text:span text:style-name="T37"> (to stdout) </text:span><text:span text:style-name="T2"><text:s/>(nawk) implemented, </text:span>as a simple wrapper around sprintf, may not have all edge cases implemented</text:p>
      <text:p text:style-name="P12">Expressions</text:p>
      <text:p text:style-name="P25">Most unary &amp; binary operators are recognised and passed straight through to Python, ev<text:span text:style-name="T18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5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3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oft-page-break/><text:span text:style-name="T7">-</text:span><text:span text:style-name="T8">v var=value (nawk) </text:span><text:span text:style-name="T22">implemented for scalars. Need to research how it affects arrays</text:span></text:p>
      <text:p text:style-name="P32">var=value variable-assignment arguments (since early awk) implemented. </text:p>
      <text:p text:style-name="P21">-F <text:span text:style-name="T9">x, </text:span><text:span text:style-name="T38">implemented by translating to</text:span><text:span text:style-name="T9"> -v FS=x</text:span></text:p>
      <text:p text:style-name="P14">Environment Variables</text:p>
      <text:p text:style-name="P16"><text:span text:style-name="T22">ENVIRON Read implemented by copying to a local dict </text:span><text:span text:style-name="T30">during start-up</text:span><text:span text:style-name="T22">. No reverse copy provided, </text:span><text:span text:style-name="T30">required before creating the ability to execute external programs, m</text:span><text:span text:style-name="T22">edium</text:span> priority.</text:p>
      <text:p text:style-name="P14">Built-in Functions</text:p>
      <text:p text:style-name="Heading_20_2">POSIX</text:p>
      <text:p text:style-name="P29">Implemented: <text:s/>atan2, close, cos, exp, gsub, index, int, length, log, match, rand, srand, sin, split, substr, sqrt, sub, tolower, toupper</text:p>
      <text:p text:style-name="P26"><text:span text:style-name="T6">getline</text:span>: <text:span text:style-name="T40">Implemented except for |&amp; (double ended pipes) </text:span>.</text:p>
      <text:p text:style-name="P29">Not Implemented: system. <text:span text:style-name="T39">H</text:span><text:span text:style-name="T20">igh priority.</text:span></text:p>
      <text:p text:style-name="P19">GAWK extensions</text:p>
      <text:p text:style-name="P20">systime(), strftime(format, timestamp<text:span text:style-name="T14">) unimplemented, </text:span><text:span text:style-name="T15">medium </text:span><text:span text:style-name="T14">priority. </text:span><text:span text:style-name="T19">Should be easy as python &amp; AWK have very similar functions; </text:span><text:span text:style-name="T21">in both cases, the local version of strftime seem to be thin wrappers over the standard C function</text:span></text:p>
      <text:p text:style-name="P20">mkbool(<text:span text:style-name="T15">) unimplemented. Priority uncertain</text:span></text:p>
      <text:p text:style-name="P27">asort, asorti. Unimplemented. Medium priority</text:p>
      <text:p text:style-name="P27">gensub. <text:span text:style-name="T16">Unimplemented, low priority</text:span></text:p>
      <text:p text:style-name="P27">patsplit, strtonum. <text:span text:style-name="T17">Unimplemented, uncertain </text:span><text:span text:style-name="T29">priority</text:span></text:p>
      <text:p text:style-name="P27"/>
      <text:p text:style-name="P20"/>
      <text:p text:style-name="P14">Built-in Variables</text:p>
      <text:p text:style-name="P18">POSIX</text:p>
      <text:p text:style-name="P22"><text:span text:style-name="T11">Implemented: </text:span><text:span text:style-name="T12">ARGIND, </text:span><text:span text:style-name="T10">ARGC, </text:span>ARGV, ENVIRON, FILENAME, FNR, FS, NF, NR, OFS, ORS , RLENGTH , RSTART</text:p>
      <text:p text:style-name="P24"><text:span text:style-name="T13">Not Implemented (priority medium-high) </text:span>CONVFMT, ERRNO, OFMT, RS, SUBSEP, SYMTAB</text:p>
      <text:p text:style-name="P23">Not implemented, priority (medium-low ) FUNCTAB</text:p>
      <text:p text:style-name="P23">PROCINFO Not implemented, will probably be implemented in stages</text:p>
      <text:p text:style-name="P15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6</meta:editing-cycles>
    <meta:creation-date>2008-08-22T11:41:04</meta:creation-date>
    <dc:date>2022-10-03T17:24:07.323740663</dc:date>
    <meta:editing-duration>PT17H35M2S</meta:editing-duration>
    <meta:document-statistic meta:table-count="0" meta:image-count="0" meta:object-count="0" meta:page-count="3" meta:paragraph-count="72" meta:word-count="805" meta:character-count="5286" meta:non-whitespace-character-count="4548"/>
  </office:meta>
</office:document-meta>
</file>